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.861cm"/>
    </style:style>
    <style:style style:name="co6" style:family="table-column">
      <style:table-column-properties fo:break-before="auto" style:column-width="5.034cm"/>
    </style:style>
    <style:style style:name="co7" style:family="table-column">
      <style:table-column-properties fo:break-before="auto" style:column-width="13.04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97cm"/>
    </style:style>
    <style:style style:name="co11" style:family="table-column">
      <style:table-column-properties fo:break-before="auto" style:column-width="5.292cm"/>
    </style:style>
    <style:style style:name="co12" style:family="table-column">
      <style:table-column-properties fo:break-before="auto" style:column-width="3.387cm"/>
    </style:style>
    <style:style style:name="co13" style:family="table-column">
      <style:table-column-properties fo:break-before="auto" style:column-width="3.351cm"/>
    </style:style>
    <style:style style:name="co14" style:family="table-column">
      <style:table-column-properties fo:break-before="auto" style:column-width="2.99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2.10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ll_20_Lepit">
      <style:table-properties table:display="true" style:writing-mode="lr-tb"/>
    </style:style>
    <number:date-style style:name="N5037" number:language="en" number:country="CA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3a3935" style:diagonal-bl-tr="none" style:diagonal-tl-br="none" fo:border-left="none" fo:border-right="none" style:rotation-align="none" fo:border-top="0.035cm solid #3a3935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" style:family="table-cell" style:parent-style-name="Default" style:data-style-name="N5037"/>
    <style:style style:name="ce4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35cm solid #000000"/>
    </style:style>
    <style:style style:name="ce5" style:family="table-cell" style:parent-style-name="Default">
      <style:table-cell-properties style:diagonal-bl-tr="none" style:diagonal-tl-br="none" fo:background-color="transparent" style:rotation-align="none"/>
    </style:style>
    <style:style style:name="ce6" style:family="table-cell" style:parent-style-name="Default">
      <style:text-properties style:font-name="Calibri" style:font-name-asian="DejaVu Sans" style:font-name-complex="Calibri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ther.preda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Predator </text:p>
          </table:table-cell>
          <table:table-cell table:style-name="ce1" office:value-type="string">
            <text:p>Prey</text:p>
          </table:table-cell>
          <table:table-cell table:style-name="ce1" office:value-type="string">
            <text:p>Trial started</text:p>
          </table:table-cell>
          <table:table-cell table:style-name="ce1" office:value-type="string">
            <text:p>Trial stopped</text:p>
          </table:table-cell>
          <table:table-cell table:style-name="ce1" office:value-type="string">
            <text:p>N° trials</text:p>
          </table:table-cell>
          <table:table-cell table:style-name="ce1" office:value-type="string">
            <text:p>N° trials with eaten prey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office:value-type="string">
            <text:p>3 Monopelopia</text:p>
          </table:table-cell>
          <table:table-cell office:value-type="string">
            <text:p>1 Trichoptera</text:p>
          </table:table-cell>
          <table:table-cell table:style-name="ce3" office:value-type="date" office:date-value="2011-03-26">
            <text:p>26/03/11</text:p>
          </table:table-cell>
          <table:table-cell table:style-name="ce3" office:value-type="date" office:date-value="2011-03-28">
            <text:p>28/03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 Monopelopia</text:p>
          </table:table-cell>
          <table:table-cell office:value-type="string">
            <text:p>1 Culex</text:p>
          </table:table-cell>
          <table:table-cell table:style-name="ce3" office:value-type="date" office:date-value="2011-03-26">
            <text:p>26/03/11</text:p>
          </table:table-cell>
          <table:table-cell table:style-name="ce3" office:value-type="date" office:date-value="2011-03-28">
            <text:p>28/03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3 Monopelopia</text:p>
          </table:table-cell>
          <table:table-cell office:value-type="string">
            <text:p>5 Ostracoda</text:p>
          </table:table-cell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In two jars the Monopelopia molted</text:p>
          </table:table-cell>
        </table:table-row>
        <table:table-row table:style-name="ro2">
          <table:table-cell office:value-type="string">
            <text:p>3 Monopelopia</text:p>
          </table:table-cell>
          <table:table-cell office:value-type="string">
            <text:p>1 Polypedilum 1</text:p>
          </table:table-cell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#In one of the trial with eaten prey the Monopelopia was not found</text:p>
          </table:table-cell>
        </table:table-row>
        <table:table-row table:style-name="ro2">
          <table:table-cell office:value-type="string">
            <text:p>3 Monopelopia</text:p>
          </table:table-cell>
          <table:table-cell office:value-type="string">
            <text:p>1 Tipulid</text:p>
          </table:table-cell>
          <table:table-cell table:style-name="ce3" office:value-type="date" office:date-value="2011-03-29">
            <text:p>29/03/11</text:p>
          </table:table-cell>
          <table:table-cell table:style-name="ce3" office:value-type="date" office:date-value="2011-03-31">
            <text:p>31/03/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#In one jar the Tipulid molted </text:p>
          </table:table-cell>
        </table:table-row>
        <table:table-row table:style-name="ro1">
          <table:table-cell office:value-type="string">
            <text:p>1 Leech </text:p>
          </table:table-cell>
          <table:table-cell table:style-name="ce2" office:value-type="string">
            <text:p>1 Tipulid</text:p>
          </table:table-cell>
          <table:table-cell table:style-name="ce3" office:value-type="date" office:date-value="2011-03-29">
            <text:p>29/03/11</text:p>
          </table:table-cell>
          <table:table-cell table:style-name="ce3" office:value-type="date" office:date-value="2011-03-31">
            <text:p>31/03/11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1 Tabanid</text:p>
          </table:table-cell>
          <table:table-cell table:style-name="ce2" office:value-type="string">
            <text:p>1 Polypedilum 1</text:p>
          </table:table-cell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 Trichoptera</text:p>
          </table:table-cell>
          <table:table-cell office:value-type="string">
            <text:p>1 Polypedilum 1</text:p>
          </table:table-cell>
          <table:table-cell table:style-name="ce3" office:value-type="date" office:date-value="2011-03-24">
            <text:p>24/03/11</text:p>
          </table:table-cell>
          <table:table-cell table:style-name="ce3" office:value-type="date" office:date-value="2011-03-26">
            <text:p>26/03/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#In one of them the Poly 1 molted</text:p>
          </table:table-cell>
        </table:table-row>
        <table:table-row table:style-name="ro2">
          <table:table-cell office:value-type="string">
            <text:p>1 Leech </text:p>
          </table:table-cell>
          <table:table-cell office:value-type="string">
            <text:p>1 psychodid</text:p>
          </table:table-cell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# in one trial, prey killed in pupal stage. <text:s/>In two others, lifeless</text:p>
          </table:table-cell>
        </table:table-row>
        <table:table-row table:style-name="ro2">
          <table:table-cell office:value-type="string">
            <text:p>Dysticid</text:p>
          </table:table-cell>
          <table:table-cell office:value-type="string">
            <text:p>scirtes A</text:p>
          </table:table-cell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# one dead but not eaten</text:p>
          </table:table-cell>
        </table:table-row>
        <table:table-row table:style-name="ro2">
          <table:table-cell office:value-type="string">
            <text:p>Dysticid</text:p>
          </table:table-cell>
          <table:table-cell office:value-type="string">
            <text:p>tricoptera</text:p>
          </table:table-cell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ysticid</text:p>
          </table:table-cell>
          <table:table-cell office:value-type="string">
            <text:p>leech</text:p>
          </table:table-cell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 in one the leech died, in the other the dytiscid died in the lid</text:p>
          </table:table-cell>
        </table:table-row>
        <table:table-row table:style-name="ro2">
          <table:table-cell office:value-type="string">
            <text:p>Dysticid</text:p>
          </table:table-cell>
          <table:table-cell office:value-type="string">
            <text:p>ostracod</text:p>
          </table:table-cell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# 1 found in one vial, 2 in another. <text:s/>In a third the dytiscid died</text:p>
          </table:table-cell>
        </table:table-row>
        <table:table-row table:style-name="ro2">
          <table:table-cell office:value-type="string">
            <text:p>Dysticid</text:p>
          </table:table-cell>
          <table:table-cell office:value-type="string">
            <text:p>culex</text:p>
          </table:table-cell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string">
            <text:p>leech</text:p>
          </table:table-cell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 4 per vial. <text:s/>All survived</text:p>
          </table:table-cell>
        </table:table-row>
        <table:table-row table:style-name="ro2">
          <table:table-cell office:value-type="string">
            <text:p>leech</text:p>
          </table:table-cell>
          <table:table-cell office:value-type="string">
            <text:p>scirtes B</text:p>
          </table:table-cell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# in the other scirtid was dead and mouldy</text:p>
          </table:table-cell>
        </table:table-row>
        <table:table-row table:style-name="ro2">
          <table:table-cell office:value-type="string">
            <text:p>Leptagrion elongatum</text:p>
          </table:table-cell>
          <table:table-cell office:value-type="string">
            <text:p>scirtes B</text:p>
          </table:table-cell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asured.preds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15" table:default-cell-style-name="Default"/>
        <table:table-row table:style-name="ro2">
          <table:table-cell table:style-name="ce4" office:value-type="string">
            <text:p>predator</text:p>
          </table:table-cell>
          <table:table-cell table:style-name="ce4" office:value-type="string">
            <text:p>predator sp.</text:p>
          </table:table-cell>
          <table:table-cell table:style-name="ce4" office:value-type="string">
            <text:p>Predator size</text:p>
          </table:table-cell>
          <table:table-cell table:style-name="ce4" office:value-type="string">
            <text:p>Prey</text:p>
          </table:table-cell>
          <table:table-cell table:style-name="ce4" office:value-type="string">
            <text:p>prey size</text:p>
          </table:table-cell>
          <table:table-cell table:style-name="ce4" office:value-type="string">
            <text:p>Trial Started</text:p>
          </table:table-cell>
          <table:table-cell table:style-name="ce4" office:value-type="string">
            <text:p>Trial stopped</text:p>
          </table:table-cell>
          <table:table-cell table:style-name="ce4" office:value-type="string">
            <text:p>Eaten or not #1 = eaten</text:p>
          </table:table-cell>
          <table:table-cell table:style-name="ce4" office:value-type="string">
            <text:p>Comments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LA</text:p>
          </table:table-cell>
          <table:table-cell table:style-name="ce5" table:number-columns-repeated="2"/>
          <table:table-cell office:value-type="string">
            <text:p>1 Tipulid</text:p>
          </table:table-cell>
          <table:table-cell office:value-type="string">
            <text:p>Large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B</text:p>
          </table:table-cell>
          <table:table-cell table:style-name="ce5" table:number-columns-repeated="2"/>
          <table:table-cell office:value-type="string">
            <text:p>1 Tipulid</text:p>
          </table:table-cell>
          <table:table-cell office:value-type="string">
            <text:p>small-medium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C</text:p>
          </table:table-cell>
          <table:table-cell table:style-name="ce5" table:number-columns-repeated="2"/>
          <table:table-cell office:value-type="string">
            <text:p>1 Tipulid</text:p>
          </table:table-cell>
          <table:table-cell office:value-type="string">
            <text:p>medium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D</text:p>
          </table:table-cell>
          <table:table-cell table:style-name="ce5" table:number-columns-repeated="2"/>
          <table:table-cell office:value-type="string">
            <text:p>1 Tipulid</text:p>
          </table:table-cell>
          <table:table-cell office:value-type="string">
            <text:p>small-medium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E</text:p>
          </table:table-cell>
          <table:table-cell table:style-name="ce5" table:number-columns-repeated="2"/>
          <table:table-cell office:value-type="string">
            <text:p>1 Tipulid</text:p>
          </table:table-cell>
          <table:table-cell office:value-type="string">
            <text:p>medium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F</text:p>
          </table:table-cell>
          <table:table-cell table:style-name="ce5" table:number-columns-repeated="2"/>
          <table:table-cell office:value-type="string">
            <text:p>1 Tipulid</text:p>
          </table:table-cell>
          <table:table-cell office:value-type="string">
            <text:p>Large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G</text:p>
          </table:table-cell>
          <table:table-cell table:style-name="ce5" table:number-columns-repeated="2"/>
          <table:table-cell office:value-type="string">
            <text:p>1 Tipulid</text:p>
          </table:table-cell>
          <table:table-cell office:value-type="string">
            <text:p>Medium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H</text:p>
          </table:table-cell>
          <table:table-cell table:style-name="ce5" table:number-columns-repeated="2"/>
          <table:table-cell office:value-type="string">
            <text:p>1 Tipulid</text:p>
          </table:table-cell>
          <table:table-cell office:value-type="string">
            <text:p>small-medium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A</text:p>
          </table:table-cell>
          <table:table-cell table:style-name="ce5"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B</text:p>
          </table:table-cell>
          <table:table-cell table:style-name="ce5"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3 found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LC</text:p>
          </table:table-cell>
          <table:table-cell table:style-name="ce5"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4 found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LD</text:p>
          </table:table-cell>
          <table:table-cell table:style-name="ce5"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4 found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LE</text:p>
          </table:table-cell>
          <table:table-cell table:style-name="ce5"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4 found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LF</text:p>
          </table:table-cell>
          <table:table-cell table:style-name="ce5"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1 found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LG</text:p>
          </table:table-cell>
          <table:table-cell table:style-name="ce5"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H</text:p>
          </table:table-cell>
          <table:table-cell table:style-name="ce5"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LA</text:p>
          </table:table-cell>
          <table:table-cell table:style-name="ce5" table:number-columns-repeated="2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LB</text:p>
          </table:table-cell>
          <table:table-cell table:style-name="ce5" table:number-columns-repeated="2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LC</text:p>
          </table:table-cell>
          <table:table-cell table:style-name="ce5" table:number-columns-repeated="2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LD</text:p>
          </table:table-cell>
          <table:table-cell table:style-name="ce5" table:number-columns-repeated="2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LE</text:p>
          </table:table-cell>
          <table:table-cell table:style-name="ce5" table:number-columns-repeated="2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LF</text:p>
          </table:table-cell>
          <table:table-cell table:style-name="ce5" table:number-columns-repeated="2"/>
          <table:table-cell office:value-type="string">
            <text:p>1 Leech</text:p>
          </table:table-cell>
          <table:table-cell office:value-type="string">
            <text:p>medium</text:p>
          </table:table-cell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G</text:p>
          </table:table-cell>
          <table:table-cell table:style-name="ce5" table:number-columns-repeated="2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office:value-type="string">
            <text:p>Lept. Dead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LH</text:p>
          </table:table-cell>
          <table:table-cell table:style-name="ce5" table:number-columns-repeated="2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A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B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C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D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E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F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H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A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B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C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D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E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F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H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I</text:p>
          </table:table-cell>
          <table:table-cell table:style-name="ce5" table:number-columns-repeated="2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J</text:p>
          </table:table-cell>
          <table:table-cell table:style-name="ce5" table:number-columns-repeated="2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K</text:p>
          </table:table-cell>
          <table:table-cell table:style-name="ce5" table:number-columns-repeated="2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L</text:p>
          </table:table-cell>
          <table:table-cell table:style-name="ce5" table:number-columns-repeated="2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M</text:p>
          </table:table-cell>
          <table:table-cell table:style-name="ce5" table:number-columns-repeated="2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N</text:p>
          </table:table-cell>
          <table:table-cell table:style-name="ce5" table:number-columns-repeated="2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O</text:p>
          </table:table-cell>
          <table:table-cell table:style-name="ce5" table:number-columns-repeated="2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P</text:p>
          </table:table-cell>
          <table:table-cell table:style-name="ce5" table:number-columns-repeated="2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I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J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K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L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M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N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O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P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I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J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K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L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/>
          <table:table-cell office:value-type="string">
            <text:p>Lept dead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LM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N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O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P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I</text:p>
          </table:table-cell>
          <table:table-cell table:style-name="ce5"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J</text:p>
          </table:table-cell>
          <table:table-cell table:style-name="ce5"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K</text:p>
          </table:table-cell>
          <table:table-cell table:style-name="ce5"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string">
            <text:p>dead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M</text:p>
          </table:table-cell>
          <table:table-cell table:style-name="ce5"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N</text:p>
          </table:table-cell>
          <table:table-cell table:style-name="ce5"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O</text:p>
          </table:table-cell>
          <table:table-cell table:style-name="ce5"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string">
            <text:p>dead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P</text:p>
          </table:table-cell>
          <table:table-cell table:style-name="ce5"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I</text:p>
          </table:table-cell>
          <table:table-cell table:style-name="ce5"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J</text:p>
          </table:table-cell>
          <table:table-cell table:style-name="ce5"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K</text:p>
          </table:table-cell>
          <table:table-cell table:style-name="ce5"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M</text:p>
          </table:table-cell>
          <table:table-cell table:style-name="ce5"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N</text:p>
          </table:table-cell>
          <table:table-cell table:style-name="ce5"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O</text:p>
          </table:table-cell>
          <table:table-cell table:style-name="ce5"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P</text:p>
          </table:table-cell>
          <table:table-cell table:style-name="ce5"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38</text:p>
          </table:table-cell>
          <table:table-cell table:style-name="ce5"/>
          <table:table-cell table:style-name="ce5" office:value-type="string">
            <text:p>(s)</text:p>
          </table:table-cell>
          <table:table-cell office:value-type="string">
            <text:p>1 Tipulid </text:p>
          </table:table-cell>
          <table:table-cell office:value-type="string">
            <text:p>small-medium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3</text:p>
          </table:table-cell>
          <table:table-cell table:style-name="ce5"/>
          <table:table-cell table:style-name="ce5" office:value-type="string">
            <text:p>(s)</text:p>
          </table:table-cell>
          <table:table-cell office:value-type="string">
            <text:p>1 Tipulid </text:p>
          </table:table-cell>
          <table:table-cell office:value-type="string">
            <text:p>small-medium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7</text:p>
          </table:table-cell>
          <table:table-cell table:style-name="ce5"/>
          <table:table-cell table:style-name="ce5" office:value-type="string">
            <text:p>(s)</text:p>
          </table:table-cell>
          <table:table-cell office:value-type="string">
            <text:p>1 Tipulid </text:p>
          </table:table-cell>
          <table:table-cell office:value-type="string">
            <text:p>large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29</text:p>
          </table:table-cell>
          <table:table-cell table:style-name="ce5"/>
          <table:table-cell table:style-name="ce5" office:value-type="string">
            <text:p>(s)</text:p>
          </table:table-cell>
          <table:table-cell office:value-type="string">
            <text:p>1 Tipulid </text:p>
          </table:table-cell>
          <table:table-cell office:value-type="string">
            <text:p>large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99</text:p>
          </table:table-cell>
          <table:table-cell table:style-name="ce5"/>
          <table:table-cell table:style-name="ce5" office:value-type="string">
            <text:p>(m)</text:p>
          </table:table-cell>
          <table:table-cell office:value-type="string">
            <text:p>1 Tipulid </text:p>
          </table:table-cell>
          <table:table-cell office:value-type="string">
            <text:p>medium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01</text:p>
          </table:table-cell>
          <table:table-cell table:style-name="ce5"/>
          <table:table-cell table:style-name="ce5" office:value-type="string">
            <text:p>(l)</text:p>
          </table:table-cell>
          <table:table-cell office:value-type="string">
            <text:p>1 Tipulid </text:p>
          </table:table-cell>
          <table:table-cell office:value-type="string">
            <text:p>large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38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3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7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29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99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01</text:p>
          </table:table-cell>
          <table:table-cell table:style-name="ce5" table:number-columns-repeated="2"/>
          <table:table-cell office:value-type="string">
            <text:p>1 Trichopter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38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3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7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29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99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01</text:p>
          </table:table-cell>
          <table:table-cell table:style-name="ce5" table:number-columns-repeated="2"/>
          <table:table-cell office:value-type="string">
            <text:p>1 Monopelopia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38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3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7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29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99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01</text:p>
          </table:table-cell>
          <table:table-cell table:style-name="ce5" table:number-columns-repeated="2"/>
          <table:table-cell office:value-type="string">
            <text:p>1 Polypedilum 1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38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3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67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29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199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01</text:p>
          </table:table-cell>
          <table:table-cell table:style-name="ce5"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string">
            <text:p>molt</text:p>
          </table:table-cell>
          <table:table-cell table:number-columns-repeated="1016"/>
        </table:table-row>
        <table:table-row table:style-name="ro2">
          <table:table-cell office:value-type="string">
            <text:p>L4</text:p>
          </table:table-cell>
          <table:table-cell/>
          <table:table-cell office:value-type="string">
            <text:p>(s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70</text:p>
          </table:table-cell>
          <table:table-cell/>
          <table:table-cell office:value-type="string">
            <text:p>(s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150</text:p>
          </table:table-cell>
          <table:table-cell/>
          <table:table-cell office:value-type="string">
            <text:p>(s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190</text:p>
          </table:table-cell>
          <table:table-cell/>
          <table:table-cell office:value-type="string">
            <text:p>(s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194</text:p>
          </table:table-cell>
          <table:table-cell/>
          <table:table-cell office:value-type="string">
            <text:p>(l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200</text:p>
          </table:table-cell>
          <table:table-cell table:number-columns-repeated="2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3" office:value-type="date" office:date-value="2011-03-21">
            <text:p>21/03/11</text:p>
          </table:table-cell>
          <table:table-cell table:style-name="ce3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4</text:p>
          </table:table-cell>
          <table:table-cell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3 found</text:p>
          </table:table-cell>
          <table:table-cell table:number-columns-repeated="1015"/>
        </table:table-row>
        <table:table-row table:style-name="ro2">
          <table:table-cell office:value-type="string">
            <text:p>L70</text:p>
          </table:table-cell>
          <table:table-cell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150</text:p>
          </table:table-cell>
          <table:table-cell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190</text:p>
          </table:table-cell>
          <table:table-cell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194</text:p>
          </table:table-cell>
          <table:table-cell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3 found</text:p>
          </table:table-cell>
          <table:table-cell table:number-columns-repeated="1015"/>
        </table:table-row>
        <table:table-row table:style-name="ro2">
          <table:table-cell office:value-type="string">
            <text:p>L200</text:p>
          </table:table-cell>
          <table:table-cell table:number-columns-repeated="2"/>
          <table:table-cell office:value-type="string">
            <text:p>5 Ostracoda</text:p>
          </table:table-cell>
          <table:table-cell/>
          <table:table-cell table:style-name="ce3" office:value-type="date" office:date-value="2011-03-23">
            <text:p>23/03/11</text:p>
          </table:table-cell>
          <table:table-cell table:style-name="ce3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L4</text:p>
          </table:table-cell>
          <table:table-cell table:number-columns-repeated="2"/>
          <table:table-cell office:value-type="string">
            <text:p>1 Leech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L70</text:p>
          </table:table-cell>
          <table:table-cell table:number-columns-repeated="2"/>
          <table:table-cell office:value-type="string">
            <text:p>1 Leech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L150</text:p>
          </table:table-cell>
          <table:table-cell table:number-columns-repeated="2"/>
          <table:table-cell office:value-type="string">
            <text:p>1 Leech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L190</text:p>
          </table:table-cell>
          <table:table-cell table:number-columns-repeated="2"/>
          <table:table-cell office:value-type="string">
            <text:p>1 Leech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L194</text:p>
          </table:table-cell>
          <table:table-cell table:number-columns-repeated="2"/>
          <table:table-cell office:value-type="string">
            <text:p>1 Leech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200</text:p>
          </table:table-cell>
          <table:table-cell table:number-columns-repeated="2"/>
          <table:table-cell office:value-type="string">
            <text:p>1 Leech</text:p>
          </table:table-cell>
          <table:table-cell/>
          <table:table-cell table:style-name="ce3" office:value-type="date" office:date-value="2011-03-25">
            <text:p>25/03/11</text:p>
          </table:table-cell>
          <table:table-cell table:style-name="ce3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4</text:p>
          </table:table-cell>
          <table:table-cell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70</text:p>
          </table:table-cell>
          <table:table-cell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150</text:p>
          </table:table-cell>
          <table:table-cell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190</text:p>
          </table:table-cell>
          <table:table-cell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194</text:p>
          </table:table-cell>
          <table:table-cell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200</text:p>
          </table:table-cell>
          <table:table-cell table:number-columns-repeated="2"/>
          <table:table-cell office:value-type="string">
            <text:p>1 Scirtes B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4</text:p>
          </table:table-cell>
          <table:table-cell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70</text:p>
          </table:table-cell>
          <table:table-cell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150</text:p>
          </table:table-cell>
          <table:table-cell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190</text:p>
          </table:table-cell>
          <table:table-cell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194</text:p>
          </table:table-cell>
          <table:table-cell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200</text:p>
          </table:table-cell>
          <table:table-cell table:number-columns-repeated="2"/>
          <table:table-cell office:value-type="string">
            <text:p>1 Chironomus detriticula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04</text:p>
          </table:table-cell>
          <table:table-cell table:style-name="ce5" table:number-columns-repeated="2"/>
          <table:table-cell office:value-type="string">
            <text:p>1 Psychodid 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06</text:p>
          </table:table-cell>
          <table:table-cell table:style-name="ce5" table:number-columns-repeated="2"/>
          <table:table-cell office:value-type="string">
            <text:p>1 Psychodid 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11</text:p>
          </table:table-cell>
          <table:table-cell table:style-name="ce5" table:number-columns-repeated="2"/>
          <table:table-cell office:value-type="string">
            <text:p>1 Psychodid 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12</text:p>
          </table:table-cell>
          <table:table-cell table:style-name="ce5" table:number-columns-repeated="2"/>
          <table:table-cell office:value-type="string">
            <text:p>1 Psychodid 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18</text:p>
          </table:table-cell>
          <table:table-cell table:style-name="ce5" table:number-columns-repeated="2"/>
          <table:table-cell office:value-type="string">
            <text:p>1 Psychodid 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20</text:p>
          </table:table-cell>
          <table:table-cell table:style-name="ce5" table:number-columns-repeated="2"/>
          <table:table-cell office:value-type="string">
            <text:p>1 Psychodid </text:p>
          </table:table-cell>
          <table:table-cell/>
          <table:table-cell table:style-name="ce3" office:value-type="date" office:date-value="2011-03-28">
            <text:p>28/03/11</text:p>
          </table:table-cell>
          <table:table-cell table:style-name="ce3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04</text:p>
          </table:table-cell>
          <table:table-cell table:style-name="ce5" table:number-columns-repeated="2"/>
          <table:table-cell office:value-type="string">
            <text:p>1 Monopelopia 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06</text:p>
          </table:table-cell>
          <table:table-cell table:style-name="ce5" table:number-columns-repeated="2"/>
          <table:table-cell office:value-type="string">
            <text:p>1 Monopelopia 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11</text:p>
          </table:table-cell>
          <table:table-cell table:style-name="ce5" table:number-columns-repeated="2"/>
          <table:table-cell office:value-type="string">
            <text:p>1 Monopelopia 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12</text:p>
          </table:table-cell>
          <table:table-cell table:style-name="ce5" table:number-columns-repeated="2"/>
          <table:table-cell office:value-type="string">
            <text:p>1 Monopelopia 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18</text:p>
          </table:table-cell>
          <table:table-cell table:style-name="ce5" table:number-columns-repeated="2"/>
          <table:table-cell office:value-type="string">
            <text:p>1 Monopelopia 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220</text:p>
          </table:table-cell>
          <table:table-cell table:style-name="ce5" table:number-columns-repeated="2"/>
          <table:table-cell office:value-type="string">
            <text:p>1 Monopelopia </text:p>
          </table:table-cell>
          <table:table-cell/>
          <table:table-cell table:style-name="ce3" office:value-type="date" office:date-value="2011-03-30">
            <text:p>30/03/11</text:p>
          </table:table-cell>
          <table:table-cell table:style-name="ce3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207</text:p>
          </table:table-cell>
          <table:table-cell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195</text:p>
          </table:table-cell>
          <table:table-cell table:number-columns-repeated="2"/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>
            <text:p><text:span text:style-name="T1">Leptagrion andromache</text:span></text:p>
          </table:table-cell>
          <table:table-cell office:value-type="float" office:value="11">
            <text:p>11</text:p>
          </table:table-cell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>
            <text:p><text:span text:style-name="T1">Leptagrion andromache</text:span></text:p>
          </table:table-cell>
          <table:table-cell office:value-type="float" office:value="14">
            <text:p>14</text:p>
          </table:table-cell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>
            <text:p><text:span text:style-name="T1">Leptagrion andromache</text:span></text:p>
          </table:table-cell>
          <table:table-cell office:value-type="float" office:value="15">
            <text:p>15</text:p>
          </table:table-cell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7">
            <text:p>17</text:p>
          </table:table-cell>
          <table:table-cell office:value-type="string">
            <text:p>Leptagrion andromache &lt;5mm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8">
            <text:p>18</text:p>
          </table:table-cell>
          <table:table-cell office:value-type="string">
            <text:p>Leptagrion andromache &lt;5mm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6">
            <text:p>16</text:p>
          </table:table-cell>
          <table:table-cell office:value-type="string">
            <text:p>Leptagrion andromache &lt;5mm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7">
            <text:p>17</text:p>
          </table:table-cell>
          <table:table-cell office:value-type="string">
            <text:p>Leptagrion andromache &lt;5mm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7">
            <text:p>17</text:p>
          </table:table-cell>
          <table:table-cell office:value-type="string">
            <text:p>Leptagrion andromache &lt;5mm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6">
            <text:p>16</text:p>
          </table:table-cell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1">
            <text:p>11</text:p>
          </table:table-cell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1">
            <text:p>11</text:p>
          </table:table-cell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3">
            <text:p>13</text:p>
          </table:table-cell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6">
            <text:p>16</text:p>
          </table:table-cell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97">
            <text:p>197</text:p>
          </table:table-cell>
          <table:table-cell table:number-columns-repeated="2"/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98">
            <text:p>198</text:p>
          </table:table-cell>
          <table:table-cell table:number-columns-repeated="2"/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08">
            <text:p>208</text:p>
          </table:table-cell>
          <table:table-cell table:number-columns-repeated="2"/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2">
            <text:p>12</text:p>
          </table:table-cell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0">
            <text:p>10</text:p>
          </table:table-cell>
          <table:table-cell office:value-type="string">
            <text:p>1 Scirtes 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1">
            <text:p>11</text:p>
          </table:table-cell>
          <table:table-cell office:value-type="string">
            <text:p>1 polypedilum 2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5">
            <text:p>15</text:p>
          </table:table-cell>
          <table:table-cell office:value-type="string">
            <text:p>1 polypedilum 2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6">
            <text:p>16</text:p>
          </table:table-cell>
          <table:table-cell office:value-type="string">
            <text:p>1 polypedilum 2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6">
            <text:p>16</text:p>
          </table:table-cell>
          <table:table-cell office:value-type="string">
            <text:p>1 polypedilum 2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</text:p>
          </table:table-cell>
          <table:table-cell office:value-type="float" office:value="16">
            <text:p>16</text:p>
          </table:table-cell>
          <table:table-cell office:value-type="string">
            <text:p>1 polypedilum 2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4">
            <text:p>14</text:p>
          </table:table-cell>
          <table:table-cell office:value-type="string">
            <text:p>1 psychodid 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9.5">
            <text:p>9.5</text:p>
          </table:table-cell>
          <table:table-cell office:value-type="string">
            <text:p>1 psychodid 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1">
            <text:p>11</text:p>
          </table:table-cell>
          <table:table-cell office:value-type="string">
            <text:p>1 psychodid 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8">
            <text:p>8</text:p>
          </table:table-cell>
          <table:table-cell office:value-type="string">
            <text:p>1 psychodid 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office:value-type="string">
            <text:p># both dead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3">
            <text:p>13</text:p>
          </table:table-cell>
          <table:table-cell office:value-type="string">
            <text:p>1 psychodid 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1">
            <text:p>11</text:p>
          </table:table-cell>
          <table:table-cell office:value-type="string">
            <text:p>1 Tipulid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1">
            <text:p>11</text:p>
          </table:table-cell>
          <table:table-cell office:value-type="string">
            <text:p>1 Tipulid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1">
            <text:p>11</text:p>
          </table:table-cell>
          <table:table-cell office:value-type="string">
            <text:p>1 Tipulid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3">
            <text:p>13</text:p>
          </table:table-cell>
          <table:table-cell office:value-type="string">
            <text:p>1 Tipulid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4">
            <text:p>14</text:p>
          </table:table-cell>
          <table:table-cell office:value-type="string">
            <text:p>1 Tipulid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6">
            <text:p>16</text:p>
          </table:table-cell>
          <table:table-cell office:value-type="string">
            <text:p>1 Chironomus detriticula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9">
            <text:p>9</text:p>
          </table:table-cell>
          <table:table-cell office:value-type="string">
            <text:p>1 Polypedilum 1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0">
            <text:p>10</text:p>
          </table:table-cell>
          <table:table-cell office:value-type="string">
            <text:p>1 Polypedilum 1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1">
            <text:p>11</text:p>
          </table:table-cell>
          <table:table-cell office:value-type="string">
            <text:p>1 Polypedilum 2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andromache</text:p>
          </table:table-cell>
          <table:table-cell office:value-type="float" office:value="13">
            <text:p>13</text:p>
          </table:table-cell>
          <table:table-cell office:value-type="string">
            <text:p>1 Polypedilum 2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29">
            <text:p>29</text:p>
          </table:table-cell>
          <table:table-cell office:value-type="string">
            <text:p>1 psychodid 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office:value-type="string">
            <text:p># from eu 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16">
            <text:p>16</text:p>
          </table:table-cell>
          <table:table-cell office:value-type="string">
            <text:p>1 psychodid 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16">
            <text:p>16</text:p>
          </table:table-cell>
          <table:table-cell office:value-type="string">
            <text:p>1 psychodid 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25">
            <text:p>25</text:p>
          </table:table-cell>
          <table:table-cell office:value-type="string">
            <text:p>1 psychodid 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 </text:p>
          </table:table-cell>
          <table:table-cell office:value-type="float" office:value="15">
            <text:p>15</text:p>
          </table:table-cell>
          <table:table-cell office:value-type="string">
            <text:p>Leptagrion elongatum</text:p>
          </table:table-cell>
          <table:table-cell office:value-type="float" office:value="7">
            <text:p>7</text:p>
          </table:table-cell>
          <table:table-cell table:style-name="ce3" office:value-type="date" office:date-value="2011-04-28">
            <text:p>28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 </text:p>
          </table:table-cell>
          <table:table-cell office:value-type="float" office:value="18">
            <text:p>18</text:p>
          </table:table-cell>
          <table:table-cell office:value-type="string">
            <text:p>Leptagrion elongatum </text:p>
          </table:table-cell>
          <table:table-cell office:value-type="float" office:value="7">
            <text:p>7</text:p>
          </table:table-cell>
          <table:table-cell table:style-name="ce3" office:value-type="date" office:date-value="2011-04-28">
            <text:p>28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 </text:p>
          </table:table-cell>
          <table:table-cell office:value-type="float" office:value="15">
            <text:p>15</text:p>
          </table:table-cell>
          <table:table-cell office:value-type="string">
            <text:p>Leptagrion elongatum </text:p>
          </table:table-cell>
          <table:table-cell office:value-type="float" office:value="7">
            <text:p>7</text:p>
          </table:table-cell>
          <table:table-cell table:style-name="ce3" office:value-type="date" office:date-value="2011-04-28">
            <text:p>28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 </text:p>
          </table:table-cell>
          <table:table-cell office:value-type="float" office:value="9">
            <text:p>9</text:p>
          </table:table-cell>
          <table:table-cell office:value-type="string">
            <text:p>Leptagrion elongatum </text:p>
          </table:table-cell>
          <table:table-cell office:value-type="float" office:value="9">
            <text:p>9</text:p>
          </table:table-cell>
          <table:table-cell table:style-name="ce3" office:value-type="date" office:date-value="2011-04-28">
            <text:p>28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 </text:p>
          </table:table-cell>
          <table:table-cell office:value-type="float" office:value="9">
            <text:p>9</text:p>
          </table:table-cell>
          <table:table-cell office:value-type="string">
            <text:p>Leptagrion elongatum </text:p>
          </table:table-cell>
          <table:table-cell office:value-type="float" office:value="9">
            <text:p>9</text:p>
          </table:table-cell>
          <table:table-cell table:style-name="ce3" office:value-type="date" office:date-value="2011-04-28">
            <text:p>28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 </text:p>
          </table:table-cell>
          <table:table-cell office:value-type="float" office:value="9">
            <text:p>9</text:p>
          </table:table-cell>
          <table:table-cell office:value-type="string">
            <text:p>Leptagrion elongatum </text:p>
          </table:table-cell>
          <table:table-cell office:value-type="float" office:value="7">
            <text:p>7</text:p>
          </table:table-cell>
          <table:table-cell table:style-name="ce3" office:value-type="date" office:date-value="2011-04-28">
            <text:p>28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 </text:p>
          </table:table-cell>
          <table:table-cell office:value-type="float" office:value="9">
            <text:p>9</text:p>
          </table:table-cell>
          <table:table-cell office:value-type="string">
            <text:p>Leptagrion elongatum </text:p>
          </table:table-cell>
          <table:table-cell office:value-type="float" office:value="10">
            <text:p>10</text:p>
          </table:table-cell>
          <table:table-cell table:style-name="ce3" office:value-type="date" office:date-value="2011-04-28">
            <text:p>28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ptagrion elongatum </text:p>
          </table:table-cell>
          <table:table-cell office:value-type="float" office:value="9.5">
            <text:p>9.5</text:p>
          </table:table-cell>
          <table:table-cell office:value-type="string">
            <text:p>Leptagrion elongatum </text:p>
          </table:table-cell>
          <table:table-cell office:value-type="float" office:value="12">
            <text:p>12</text:p>
          </table:table-cell>
          <table:table-cell table:style-name="ce3" office:value-type="date" office:date-value="2011-04-28">
            <text:p>28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 Leech </text:p>
          </table:table-cell>
          <table:table-cell office:value-type="float" office:value="18">
            <text:p>18</text:p>
          </table:table-cell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 Leech </text:p>
          </table:table-cell>
          <table:table-cell office:value-type="float" office:value="17">
            <text:p>17</text:p>
          </table:table-cell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 Leech </text:p>
          </table:table-cell>
          <table:table-cell office:value-type="float" office:value="12">
            <text:p>12</text:p>
          </table:table-cell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 Leech </text:p>
          </table:table-cell>
          <table:table-cell office:value-type="float" office:value="15">
            <text:p>15</text:p>
          </table:table-cell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 Leech </text:p>
          </table:table-cell>
          <table:table-cell office:value-type="float" office:value="15">
            <text:p>15</text:p>
          </table:table-cell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 Leech </text:p>
          </table:table-cell>
          <table:table-cell office:value-type="float" office:value="16">
            <text:p>16</text:p>
          </table:table-cell>
          <table:table-cell office:value-type="string">
            <text:p>1 Culex</text:p>
          </table:table-cell>
          <table:table-cell/>
          <table:table-cell table:style-name="ce3" office:value-type="date" office:date-value="2011-04-28">
            <text:p>28/04/11</text:p>
          </table:table-cell>
          <table:table-cell table:style-name="ce3" office:value-type="date" office:date-value="2011-04-30">
            <text:p>30/04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ed tabanid</text:p>
          </table:table-cell>
          <table:table-cell office:value-type="float" office:value="13">
            <text:p>13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couldn't find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24">
            <text:p>24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couldn't find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21">
            <text:p>21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couldn't find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d tabanid</text:p>
          </table:table-cell>
          <table:table-cell office:value-type="float" office:value="25">
            <text:p>25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19">
            <text:p>19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'force fed'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17">
            <text:p>17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white tabanid</text:p>
          </table:table-cell>
          <table:table-cell office:value-type="float" office:value="23">
            <text:p>23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15">
            <text:p>15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15">
            <text:p>15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21">
            <text:p>21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24">
            <text:p>24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reen Tabanid</text:p>
          </table:table-cell>
          <table:table-cell office:value-type="float" office:value="20">
            <text:p>20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was the biggest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9">
            <text:p>9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leech dead; prey dead with damag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4">
            <text:p>14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dead with damag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5">
            <text:p>15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dead with damag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6">
            <text:p>16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dead with damag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1">
            <text:p>11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dead with body intact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5">
            <text:p>15</text:p>
          </table:table-cell>
          <table:table-cell office:value-type="string">
            <text:p>tipuli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dead with body intact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5">
            <text:p>15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5">
            <text:p>15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4">
            <text:p>14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5">
            <text:p>15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5">
            <text:p>15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eech</text:p>
          </table:table-cell>
          <table:table-cell office:value-type="float" office:value="15">
            <text:p>15</text:p>
          </table:table-cell>
          <table:table-cell office:value-type="string">
            <text:p>scirtid 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abanid</text:p>
          </table:table-cell>
          <table:table-cell office:value-type="float" office:value="24">
            <text:p>24</text:p>
          </table:table-cell>
          <table:table-cell office:value-type="string">
            <text:p>Polypedilum 2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abanid</text:p>
          </table:table-cell>
          <table:table-cell office:value-type="float" office:value="15">
            <text:p>15</text:p>
          </table:table-cell>
          <table:table-cell office:value-type="string">
            <text:p>Polypedilum 2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abanid</text:p>
          </table:table-cell>
          <table:table-cell office:value-type="float" office:value="21">
            <text:p>21</text:p>
          </table:table-cell>
          <table:table-cell office:value-type="string">
            <text:p>Polypedilum 2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abanid</text:p>
          </table:table-cell>
          <table:table-cell office:value-type="float" office:value="20">
            <text:p>20</text:p>
          </table:table-cell>
          <table:table-cell office:value-type="string">
            <text:p>Polypedilum 2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abanid</text:p>
          </table:table-cell>
          <table:table-cell office:value-type="float" office:value="13">
            <text:p>13</text:p>
          </table:table-cell>
          <table:table-cell office:value-type="string">
            <text:p>Polypedilum 2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TQ</text:p>
          </table:table-cell>
          <table:table-cell office:value-type="string">
            <text:p>tabanid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TT</text:p>
          </table:table-cell>
          <table:table-cell office:value-type="string">
            <text:p>tabanid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TP</text:p>
          </table:table-cell>
          <table:table-cell office:value-type="string">
            <text:p>tabanid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TO</text:p>
          </table:table-cell>
          <table:table-cell office:value-type="string">
            <text:p>tabanid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chiro dead</text:p>
          </table:table-cell>
          <table:table-cell table:number-columns-repeated="1015"/>
        </table:table-row>
        <table:table-row table:style-name="ro2">
          <table:table-cell office:value-type="string">
            <text:p>TR</text:p>
          </table:table-cell>
          <table:table-cell office:value-type="string">
            <text:p>tabanid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leptagrion elongatum</text:p>
          </table:table-cell>
          <table:table-cell/>
          <table:table-cell office:value-type="string">
            <text:p>ostraco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1">
            <text:p>1</text:p>
          </table:table-cell>
          <table:table-cell office:value-type="string">
            <text:p># 2 of 4 found</text:p>
          </table:table-cell>
          <table:table-cell table:number-columns-repeated="1015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leptagrion elongatum</text:p>
          </table:table-cell>
          <table:table-cell/>
          <table:table-cell office:value-type="string">
            <text:p>ostraco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office:value-type="string">
            <text:p># 4 found</text:p>
          </table:table-cell>
          <table:table-cell table:number-columns-repeated="1015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leptagrion elongatum</text:p>
          </table:table-cell>
          <table:table-cell/>
          <table:table-cell office:value-type="string">
            <text:p>ostraco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office:value-type="string">
            <text:p># 5 found</text:p>
          </table:table-cell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leptagrion elongatum</text:p>
          </table:table-cell>
          <table:table-cell/>
          <table:table-cell office:value-type="string">
            <text:p>ostraco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office:value-type="string">
            <text:p># 4 found</text:p>
          </table:table-cell>
          <table:table-cell table:number-columns-repeated="101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leptagrion elongatum</text:p>
          </table:table-cell>
          <table:table-cell/>
          <table:table-cell office:value-type="string">
            <text:p>ostracod</text:p>
          </table:table-cell>
          <table:table-cell/>
          <table:table-cell table:style-name="ce3" office:value-type="date" office:date-value="2011-04-29">
            <text:p>29/04/11</text:p>
          </table:table-cell>
          <table:table-cell table:style-name="ce3" office:value-type="date" office:date-value="2011-05-01">
            <text:p>01/05/11</text:p>
          </table:table-cell>
          <table:table-cell office:value-type="float" office:value="0">
            <text:p>0</text:p>
          </table:table-cell>
          <table:table-cell office:value-type="string">
            <text:p># 4 found</text:p>
          </table:table-cell>
          <table:table-cell table:number-columns-repeated="1015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CA">
      <number:number number:min-integer-digits="1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4P0" style:volatile="true" number:language="en" number:country="CA">
      <number:number number:decimal-places="0" number:min-integer-digits="1" number:grouping="true"/>
    </number:number-style>
    <number:number-style style:name="N5114" number:language="en" number:country="CA">
      <number:text>-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en" number:country="CA">
      <number:number number:decimal-places="0" number:min-integer-digits="1" number:grouping="true"/>
    </number:number-style>
    <number:number-style style:name="N5115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CA">
      <number:number number:decimal-places="2" number:min-integer-digits="1" number:grouping="true"/>
    </number:number-style>
    <number:number-style style:name="N5116" number:language="en" number:country="CA">
      <number:text>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CA">
      <number:number number:decimal-places="2" number:min-integer-digits="1" number:grouping="true"/>
    </number:number-style>
    <number:number-style style:name="N5117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21P0" style:volatile="true" number:language="en" number:country="CA">
      <number:number number:decimal-places="0" number:min-integer-digits="1" number:grouping="true"/>
      <number:text> </number:text>
    </number:number-style>
    <number:number-style style:name="N5121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CA">
      <number:text> - </number:text>
    </number:number-style>
    <number:text-style style:name="N5121" number:language="en" number:country="CA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currency-style style:name="N5125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5125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5125P2" style:volatile="true" number:language="en" number:country="CA">
      <number:currency-symbol/>
      <number:text>- </number:text>
    </number:currency-style>
    <number:text-style style:name="N5125" number:language="en" number:country="CA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en" number:country="CA">
      <number:number number:decimal-places="2" number:min-integer-digits="1" number:grouping="true"/>
      <number:text> </number:text>
    </number:number-style>
    <number:number-style style:name="N5129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5129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5129" number:language="en" number:country="CA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currency-style style:name="N5133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5133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5133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5133" number:language="en" number:country="CA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n" number:country="CA">
      <number:minutes number:style="long"/>
      <number:text>:</number:text>
      <number:seconds number:style="long"/>
    </number:time-style>
    <number:time-style style:name="N5135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n" number:country="CA">
      <number:minutes number:style="long"/>
      <number:text>:</number:text>
      <number:seconds number:style="long" number:decimal-places="1"/>
    </number:time-style>
    <number:number-style style:name="N5137" number:language="en" number:country="CA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4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22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._20_tan_20__28_A-H_29_" style:display-name="PageStyle_L. tan (A-H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_20_tan_20__28_I-P_29_" style:display-name="PageStyle_L. tan (I-P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_20_elongatum_20__28_38-201_29_" style:display-name="PageStyle_L. elongatum (38-20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_20_elongatum_20__28_4-200_29_" style:display-name="PageStyle_L. elongatum (4-20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_20_elongatum_20__28_204-220_29_" style:display-name="PageStyle_L. elongatum (204-22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Lepit" style:display-name="PageStyle_All Lepi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6T22:53:38</dc:date>
    <dc:creator>Andrew MacDonald</dc:creator>
    <meta:generator>OpenOffice.org/3.2$Linux OpenOffice.org_project/320m12$Build-9483</meta:generator>
    <meta:editing-duration>PT03H16M42S</meta:editing-duration>
    <meta:editing-cycles>13</meta:editing-cycles>
    <meta:printed-by>Andrew MacDonald</meta:printed-by>
    <meta:print-date>2011-06-07T14:19:30</meta:print-date>
    <meta:document-statistic meta:table-count="2" meta:cell-count="1527" meta:object-count="0"/>
  </office:meta>
</office:document-meta>
</file>